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OGEO TODO Functiobuilding</text:p>
      <text:p text:style-name="Standard"/>
      <text:p text:style-name="P2">Von Kluge hinweis: nested design (mal googlen)</text:p>
      <text:p text:style-name="Standard"/>
      <text:p text:style-name="Standard">( ) Basic</text:p>
      <text:p text:style-name="Standard"><text:tab/>( ) prepare data for MVS</text:p>
      <text:p text:style-name="Standard"><text:tab/>- reclass r,+,1-5 to numeric values , by defined colums</text:p>
      <text:p text:style-name="Standard"><text:tab/>- check format, maybe by colnames</text:p>
      <text:p text:style-name="Standard"/>
      <text:p text:style-name="Standard">( ) Cluster Sozietys</text:p>
      <text:p text:style-name="Standard"><text:tab/>( ) MVS for Mainplots </text:p>
      <text:p text:style-name="Standard"/>
      <text:p text:style-name="P2">Hypothesen und Fragestellungen</text:p>
      <text:p text:style-name="Standard"/>
      <text:p text:style-name="Standard">( ) Statistik der allgemeinen Häufigkeit</text:p>
      <text:p text:style-name="Standard">- häufigste Arten in Menge und auftreten auf Plots</text:p>
      <text:p text:style-name="Standard">bsp: 1. hyp cup, auf x/y plots mit gesamt Bedeckung z</text:p>
      <text:p text:style-name="Standard"/>
      <text:p text:style-name="P1">Hinweis von Kluge: die mengen pro Subplot in % angeben, dann ist mittelwert mathematisch zulässig.</text:p>
      <text:p text:style-name="Standard"/>
      <text:p text:style-name="Standard">( ) Statistik des Auftretens nach Standort, Form</text:p>
      <text:p text:style-name="Standard">- häufigste Art auf DW,SL,EP</text:p>
      <text:p text:style-name="Standard">- häufigste erscheinungsformen von arten, zB hyp cup als epi</text:p>
      <text:p text:style-name="Standard">- typsche Substarte, zB poly fer auf soil, </text:p>
      <text:p text:style-name="Standard"/>
      <text:p text:style-name="Standard">( ) Gesellschaften allgemein</text:p>
      <text:p text:style-name="Standard">- cluster der zusammensetzungen aller mainplots</text:p>
      <text:p text:style-name="Standard">- typische gesellschaften</text:p>
      <text:p text:style-name="Standard"/>
      <text:p text:style-name="Standard">( ) Gesellschaften nach Substrat</text:p>
      <text:p text:style-name="Standard">- Cluster für DW,SL und EP</text:p>
      <text:p text:style-name="Standard">- RK,RB aussortieren begründen: zu wenig samples/subplots</text:p>
      <text:p text:style-name="Standard"/>
      <text:p text:style-name="Standard">( ) Epiphyten nach Baumart</text:p>
      <text:p text:style-name="Standard">- typische arten und mengen nach Baumart</text:p>
      <text:p text:style-name="Standard">- unterschiede nach Standort? (umweltvariablen?)</text:p>
      <text:p text:style-name="Standard"/>
      <text:p text:style-name="Standard">( ) Epiphyten nach Baumart und LVL</text:p>
      <text:p text:style-name="Standard">- typische Veränderung der Zusammensetzung bei Baumart nach Höhen LVL</text:p>
      <text:p text:style-name="Standard"/>
      <text:p text:style-name="P1">( ) bei allen/ einigen zusatzich Abhänigkeit von Umweltvariablen</text:p>
      <text:p text:style-name="P1">- ist schwiereig und auch nicht eindeutig (zB korrelation mit Slope.</text:p>
      <text:p text:style-name="P1">-Für licht und wasser ggf zu aufwendig die artifically layers zu erstellen, wäre aber interesant.</text:p>
      <text:p text:style-name="Standard"/>
      <text:p text:style-name="Standard">Licht.</text:p>
      <text:p text:style-name="Standard">Über CHM den Strahlungsgenuss errechnen</text:p>
      <text:p text:style-name="Standard"/>
      <text:p text:style-name="Standard">Wasser</text:p>
      <text:p text:style-name="Standard">Abflussmodel, ggf schauen ob flowaccumulatio sich eignet.</text:p>
      <text:p text:style-name="Standard"/>
      <text:p text:style-name="Standard">1. wir können Moosgesellschaften anhand der zusammensetzung (art und häufigkeit) unterschieden <text:soft-page-break/>(und den Waldstandorten zuordnen)</text:p>
      <text:p text:style-name="Standard">BSP: typsche zusammensetzung für Nadel und Laubwald.</text:p>
      <text:p text:style-name="Standard"/>
      <text:p text:style-name="Standard">2. wir können unterschiede der zusammensetzung nach Substarten erkennnen(und den Waldstandorten zuordnen)</text:p>
      <text:p text:style-name="Standard"/>
      <text:p text:style-name="Standard">3. wir könnnen die epipythen nach Baumart unterschieden und derer typische veränderung mit der höhe.</text:p>
      <text:p text:style-name="Standard"/>
      <text:p text:style-name="Standard">Wichtig im Artikel zu erwähnen</text:p>
      <text:p text:style-name="Standard"/>
      <text:p text:style-name="P2">Methode</text:p>
      <text:p text:style-name="Standard">Mulitplot Design: Subplots nach Substrat DW,SL,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6T11:21:46.77</meta:creation-date>
    <dc:date>2019-11-11T20:30:38.07</dc:date>
    <meta:editing-duration>PT15H36M44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42" meta:word-count="294" meta:character-count="1928"/>
  </office:meta>
</office:document-meta>
</file>